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dataToUnder.caption1=text:p;onformat=f_html2odt]</text:p>
      <text:p text:style-name="P1">[dataToUnder.caption2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5-16T11:28:50.44</meta:creation-date>
    <dc:date>2022-05-16T11:35:25.23</dc:date>
    <meta:editing-duration>PT6M34S</meta:editing-duration>
    <meta:editing-cycles>3</meta:editing-cycles>
    <meta:generator>OpenOffice/4.1.9$Win32 OpenOffice.org_project/419m1$Build-9805</meta:generator>
    <meta:document-statistic meta:table-count="0" meta:image-count="0" meta:object-count="0" meta:page-count="1" meta:paragraph-count="2" meta:word-count="2" meta:character-count="71"/>
  </office:meta>
</office:document-meta>
</file>